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6.8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weather.CloudLayer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A layer showing cloud imagery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This class extends <text:a xlink:href="../MVCObject%20class.ods">MVCObject</text:a>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Library</text:p>
          </table:table-cell>
          <table:table-cell table:number-columns-repeated="2"/>
        </table:table-row>
        <table:table-row table:style-name="ro2">
          <table:table-cell office:value-type="string">
            <text:p>weath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Constructor</text:p>
          </table:table-cell>
          <table:table-cell table:style-name="ce5"/>
          <table:table-cell/>
        </table:table-row>
        <table:table-row table:style-name="ro3">
          <table:table-cell table:style-name="ce4" office:value-type="string">
            <text:p>Constructor 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2">
          <table:table-cell office:value-type="string">
            <text:p>CloudLayer() </text:p>
          </table:table-cell>
          <table:table-cell office:value-type="string">
            <text:p>Creates a new CloudLayer instance that displays a cloud overlay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Methods</text:p>
          </table:table-cell>
          <table:table-cell table:style-name="ce5" table:number-columns-repeated="2"/>
        </table:table-row>
        <table:table-row table:style-name="ro3">
          <table:table-cell table:style-name="ce4" office:value-type="string">
            <text:p>Methods </text:p>
          </table:table-cell>
          <table:table-cell table:style-name="ce4" office:value-type="string">
            <text:p>Return Value 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table:style-name="ce5" office:value-type="string">
            <text:p>getMap() </text:p>
          </table:table-cell>
          <table:table-cell table:style-name="ce5" office:value-type="string">
            <text:p><text:a xlink:href="../Map%20class.ods">Map</text:a> </text:p>
          </table:table-cell>
          <table:table-cell table:style-name="ce5" office:value-type="string">
            <text:p>Returns the map on which this layer is displayed.</text:p>
          </table:table-cell>
        </table:table-row>
        <table:table-row table:style-name="ro3">
          <table:table-cell table:style-name="ce5" office:value-type="string">
            <text:p>setMap(map:<text:a xlink:href="../Map%20class.ods">Map</text:a>)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Renders the layer on the specified map. If map is set to null, the layer will be removed.</text:p>
          </table:table-cell>
        </table:table-row>
      </table:table>
      <table:table table:name="Full2" table:style-name="ta1">
        <table:table-column table:style-name="co4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00:08:33.38</meta:creation-date>
    <dc:date>2012-07-31T00:11:51.07</dc:date>
    <meta:editing-duration>P0D</meta:editing-duration>
    <meta:editing-cycles>1</meta:editing-cycles>
    <meta:document-statistic meta:table-count="3" meta:cell-count="20" meta:object-count="0"/>
    <meta:generator>LibreOffice/3.5$Windows_x86 LibreOffice_project/165a79a-7059095-e13bb37-fef39a4-9503d18</meta:generator>
  </office:meta>
</office:document-meta>
</file>